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Montants" style:family="table">
      <style:table-properties style:width="6.691in" fo:margin-left="0.0042in" fo:margin-right="0in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Montants.A" style:family="table-column">
      <style:table-column-properties style:column-width="4.5639in" style:rel-column-width="6572*"/>
    </style:style>
    <style:style style:name="Montants.B" style:family="table-column">
      <style:table-column-properties style:column-width="2.1271in" style:rel-column-width="3063*"/>
    </style:style>
    <style:style style:name="Montants.A1" style:family="table-cell">
      <style:table-cell-properties fo:padding="0in" fo:border="none"/>
    </style:style>
    <style:style style:name="Montants.3" style:family="table-row">
      <style:table-row-properties fo:background-color="transparent">
        <style:background-image/>
      </style:table-row-properties>
    </style:style>
    <style:style style:name="Montants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ontants.6" style:family="table-row">
      <style:table-row-properties fo:background-color="transparent" fo:keep-together="auto">
        <style:background-image/>
      </style:table-row-properties>
    </style:style>
    <style:style style:name="Montants.A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otal" style:family="table">
      <style:table-properties style:width="6.6806in" fo:margin-left="0.0146in" fo:margin-right="0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otal.A" style:family="table-column">
      <style:table-column-properties style:column-width="4.5549in" style:rel-column-width="44680*"/>
    </style:style>
    <style:style style:name="Total.B" style:family="table-column">
      <style:table-column-properties style:column-width="2.1257in" style:rel-column-width="20855*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resences" style:family="table">
      <style:table-properties style:width="6.6764in" table:align="left" style:may-break-between-rows="false" style:writing-mode="lr-tb" table:border-model="separating"/>
    </style:style>
    <style:style style:name="Presences.A" style:family="table-column">
      <style:table-column-properties style:column-width="1.3313in"/>
    </style:style>
    <style:style style:name="Presences.F" style:family="table-column">
      <style:table-column-properties style:column-width="0.0201in"/>
    </style:style>
    <style:style style:name="Presences.A1" style:family="table-cell">
      <style:table-cell-properties fo:background-color="transparent" fo:padding-left="0.0403in" fo:padding-right="0.0201in" fo:padding-top="0.0403in" fo:padding-bottom="0.0403in" fo:border-left="0.05pt solid #000000" fo:border-right="none" fo:border-top="0.05pt solid #000000" fo:border-bottom="0.05pt solid #000000">
        <style:background-image/>
      </style:table-cell-properties>
    </style:style>
    <style:style style:name="Presences.F1" style:family="table-cell">
      <style:table-cell-properties fo:background-color="transparent" fo:padding-left="0.0403in" fo:padding-right="0.0201in" fo:padding-top="0.0403in" fo:padding-bottom="0.0403in" fo:border-left="0.05pt solid #000000" fo:border-right="none" fo:border-top="none" fo:border-bottom="none">
        <style:background-image/>
      </style:table-cell-properties>
    </style:style>
    <style:style style:name="Presences.A2" style:family="table-cell">
      <style:table-cell-properties fo:background-color="#00ae00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B2" style:family="table-cell">
      <style:table-cell-properties fo:background-color="#b80047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C2" style:family="table-cell">
      <style:table-cell-properties fo:background-color="#ffff66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D2" style:family="table-cell">
      <style:table-cell-properties fo:background-color="#00b8ff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E2" style:family="table-cell">
      <style:table-cell-properties fo:background-color="transparent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C3" style:family="table-cell">
      <style:table-cell-properties fo:background-color="#ffffff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A7" style:family="table-cell">
      <style:table-cell-properties fo:padding-left="0.0403in" fo:padding-right="0.0201in" fo:padding-top="0.0403in" fo:padding-bottom="0.0403in" fo:border-left="0.05pt solid #000000" fo:border-right="none" fo:border-top="none" fo:border-bottom="0.05pt solid #000000"/>
    </style:style>
    <style:style style:name="Presences.B7" style:family="table-cell">
      <style:table-cell-properties fo:padding-left="0.0403in" fo:padding-right="0.0201in" fo:padding-top="0.0403in" fo:padding-bottom="0.0403in" fo:border-left="0.05pt solid #000000" fo:border-right="none" fo:border-top="none" fo:border-bottom="0.05pt solid #000000"/>
    </style:style>
    <style:style style:name="Presences.C7" style:family="table-cell">
      <style:table-cell-properties fo:padding-left="0.0403in" fo:padding-right="0.0201in" fo:padding-top="0.0403in" fo:padding-bottom="0.0403in" fo:border-left="0.05pt solid #000000" fo:border-right="none" fo:border-top="none" fo:border-bottom="0.05pt solid #000000"/>
    </style:style>
    <style:style style:name="Presences.D7" style:family="table-cell">
      <style:table-cell-properties fo:padding-left="0.0403in" fo:padding-right="0.0201in" fo:padding-top="0.0403in" fo:padding-bottom="0.0403in" fo:border-left="0.05pt solid #000000" fo:border-right="none" fo:border-top="none" fo:border-bottom="0.05pt solid #000000"/>
    </style:style>
    <style:style style:name="Presences.E7" style:family="table-cell">
      <style:table-cell-properties fo:background-color="#dddddd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5.4264in" table:align="left" style:writing-mode="lr-tb"/>
    </style:style>
    <style:style style:name="Table2.A" style:family="table-column">
      <style:table-column-properties style:column-width="1.5528in"/>
    </style:style>
    <style:style style:name="Table2.B" style:family="table-column">
      <style:table-column-properties style:column-width="1.3736in"/>
    </style:style>
    <style:style style:name="Table2.C" style:family="table-column">
      <style:table-column-properties style:column-width="1.4479in"/>
    </style:style>
    <style:style style:name="Table2.D" style:family="table-column">
      <style:table-column-properties style:column-width="1.0521in"/>
    </style:style>
    <style:style style:name="Table2.1" style:family="table-row">
      <style:table-row-properties style:min-row-height="0.2604in"/>
    </style:style>
    <style:style style:name="Table2.A1" style:family="table-cell">
      <style:table-cell-properties style:vertical-align="middle"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ae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b8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80047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1dd8ba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6pt" officeooo:paragraph-rsid="001dd8ba" style:font-size-asian="5.25pt" style:font-size-complex="6pt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variant="small-caps" style:font-name="Arial" fo:font-size="15pt" officeooo:rsid="0025aa68" officeooo:paragraph-rsid="0025aa68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4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5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officeooo:paragraph-rsid="001ccf46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able_20_Heading">
      <style:text-properties officeooo:paragraph-rsid="001ccf46"/>
    </style:style>
    <style:style style:name="P20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1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3" style:family="paragraph" style:parent-style-name="Table_20_Heading">
      <style:paragraph-properties fo:text-align="start" style:justify-single-word="false" fo:orphans="2" fo:widows="2" fo:padding="0.0193in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4" style:family="paragraph" style:parent-style-name="Table_20_Heading">
      <style:paragraph-properties fo:text-align="end" style:justify-single-word="false" fo:orphans="2" fo:widows="2" fo:padding="0.0193in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5" style:family="paragraph" style:parent-style-name="Standard">
      <style:paragraph-properties fo:margin-top="0in" fo:margin-bottom="0.0402in" style:contextual-spacing="false" fo:text-align="start" style:justify-single-word="false"/>
      <style:text-properties style:font-name="Arial" officeooo:paragraph-rsid="001ccf46"/>
    </style:style>
    <style:style style:name="P26" style:family="paragraph" style:parent-style-name="Table_20_Heading">
      <style:paragraph-properties fo:margin-top="0.1in" fo:margin-bottom="0in" style:contextual-spacing="false" fo:text-align="start" style:justify-single-word="false"/>
      <style:text-properties style:font-name="Arial" fo:font-style="normal" fo:font-weight="bold" officeooo:rsid="001f943f" officeooo:paragraph-rsid="001f943f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/>
    </style:style>
    <style:style style:name="P28" style:family="paragraph" style:parent-style-name="Standard">
      <style:paragraph-properties fo:text-align="start" style:justify-single-word="false"/>
      <style:text-properties style:font-name="Arial" officeooo:paragraph-rsid="00316cbb"/>
    </style:style>
    <style:style style:name="P29" style:family="paragraph" style:parent-style-name="Standard">
      <style:paragraph-properties fo:text-align="start" style:justify-single-word="false"/>
      <style:text-properties style:font-name="Arial" officeooo:paragraph-rsid="0033cf8c"/>
    </style:style>
    <style:style style:name="P30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316cbb"/>
    </style:style>
    <style:style style:name="P33" style:family="paragraph" style:parent-style-name="Table_20_Contents">
      <style:paragraph-properties fo:text-align="start" style:justify-single-word="false"/>
      <style:text-properties officeooo:rsid="00369c59" officeooo:paragraph-rsid="00369c59"/>
    </style:style>
    <style:style style:name="P34" style:family="paragraph" style:parent-style-name="Table_20_Contents">
      <style:paragraph-properties fo:text-align="start" style:justify-single-word="false"/>
      <style:text-properties officeooo:rsid="00369c59" officeooo:paragraph-rsid="00316cbb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paragraph-rsid="00316cbb" style:font-size-asian="10pt" style:font-size-complex="10pt"/>
    </style:style>
    <style:style style:name="P36" style:family="paragraph" style:parent-style-name="Table_20_Contents">
      <style:text-properties style:use-window-font-color="true" style:font-name="Arial" fo:font-size="12pt" fo:language="fr" fo:country="CA" fo:font-style="normal" fo:font-weight="normal" officeooo:rsid="001bfb0b" officeooo:paragraph-rsid="001bfb0b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8" style:family="paragraph" style:parent-style-name="Table_20_Heading">
      <style:text-properties officeooo:paragraph-rsid="00316cbb"/>
    </style:style>
    <style:style style:name="P39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officeooo:paragraph-rsid="0033cf8c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0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" style:family="text">
      <style:text-properties officeooo:rsid="0026097f"/>
    </style:style>
    <style:style style:name="T2" style:family="text">
      <style:text-properties officeooo:rsid="002d5567"/>
    </style:style>
    <style:style style:name="T3" style:family="text">
      <style:text-properties officeooo:rsid="001bf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0"><draw:frame draw:style-name="fr1" draw:name="Logo" text:anchor-type="paragraph" svg:x="0.0264in" svg:y="0.0146in" svg:width="0.8417in" svg:height="0.8591in" draw:z-index="0"><draw:image xlink:href="Pictures/100002010000012E0000011CE2C79D10.png" xlink:type="simple" xlink:show="embed" xlink:actuate="onLoad"/></draw:frame></text:p>
        <text:p text:style-name="P9">&lt;NOM-CRECHE&gt; &lt;site&gt;</text:p>
        <text:p text:style-name="P3">&lt;adresse-creche&gt;</text:p>
        <text:p text:style-name="P3">&lt;code-postal-creche&gt; &lt;ville-creche&gt;</text:p>
        <text:p text:style-name="P5"/>
        <text:p text:style-name="P5">Tel : &lt;telephone-creche&gt;</text:p>
        <text:p text:style-name="P5">Mail : &lt;email-creche&gt;</text:p>
        <text:p text:style-name="P22"/>
        <text:p text:style-name="P6"/>
        <text:p text:style-name="P6"/>
        <text:p text:style-name="P6"/>
        <text:p text:style-name="P6"/>
        <text:p text:style-name="P4">&lt;parents&gt;</text:p>
        <text:p text:style-name="P4">&lt;adresse&gt;</text:p>
        <text:p text:style-name="P4">&lt;code-postal&gt; &lt;ville&gt;</text:p>
        <text:p text:style-name="P11"/>
      </text:section>
      <text:section text:style-name="Sect2" text:name="Section2">
        <text:p text:style-name="P13"/>
        <text:p text:style-name="P12">Facture</text:p>
        <text:p text:style-name="P14"/>
        <text:p text:style-name="P14">Période : &lt;mois&gt;</text:p>
        <text:p text:style-name="P7">Date : &lt;date&gt;</text:p>
        <text:p text:style-name="P2"><text:span text:style-name="T1">Facture</text:span> n°&lt;numfact&gt;</text:p>
        <text:p text:style-name="P7"/>
        <text:section text:style-name="Sect3" text:name="SectionRecap">
          <text:p text:style-name="P25">Présence <text:span text:style-name="T2">&lt;de-prenom&gt;</text:span> pour le mois &lt;de-mois-recap&gt;</text:p>
          <table:table table:name="Presences" table:style-name="Presences">
            <table:table-column table:style-name="Presences.A" table:number-columns-repeated="5"/>
            <table:table-column table:style-name="Presences.F"/>
            <table:table-header-rows>
              <table:table-row>
                <table:table-cell table:style-name="Presences.A1" office:value-type="string">
                  <text:p text:style-name="P38">Lundi</text:p>
                </table:table-cell>
                <table:table-cell table:style-name="Presences.A1" office:value-type="string">
                  <text:p text:style-name="P38">Mardi</text:p>
                </table:table-cell>
                <table:table-cell table:style-name="Presences.A1" office:value-type="string">
                  <text:p text:style-name="P38">Mercredi</text:p>
                </table:table-cell>
                <table:table-cell table:style-name="Presences.A1" office:value-type="string">
                  <text:p text:style-name="P38">Jeudi</text:p>
                </table:table-cell>
                <table:table-cell table:style-name="Presences.A1" office:value-type="string">
                  <text:p text:style-name="P38">Vendredi</text:p>
                </table:table-cell>
                <table:table-cell table:style-name="Presences.F1" office:value-type="string">
                  <text:p text:style-name="P38"/>
                </table:table-cell>
              </table:table-row>
            </table:table-header-rows>
            <table:table-row>
              <table:table-cell table:style-name="Presences.A2" office:value-type="string">
                <text:p text:style-name="P32">d</text:p>
              </table:table-cell>
              <table:table-cell table:style-name="Presences.B2" office:value-type="string">
                <text:p text:style-name="P32">d</text:p>
              </table:table-cell>
              <table:table-cell table:style-name="Presences.C2" office:value-type="string">
                <text:p text:style-name="P32">d</text:p>
              </table:table-cell>
              <table:table-cell table:style-name="Presences.D2" office:value-type="string">
                <text:p text:style-name="P32">d</text:p>
              </table:table-cell>
              <table:table-cell table:style-name="Presences.E2" office:value-type="string">
                <text:p text:style-name="P34">d</text:p>
              </table:table-cell>
              <table:table-cell table:style-name="Presences.F1" office:value-type="string">
                <text:p text:style-name="P34"/>
              </table:table-cell>
            </table:table-row>
            <table:table-row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C3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F1" office:value-type="string">
                <text:p text:style-name="P32"/>
              </table:table-cell>
            </table:table-row>
            <table:table-row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F1" office:value-type="string">
                <text:p text:style-name="P32"/>
              </table:table-cell>
            </table:table-row>
            <table:table-row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F1" office:value-type="string">
                <text:p text:style-name="P32"/>
              </table:table-cell>
            </table:table-row>
            <table:table-row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E2" office:value-type="string">
                <text:p text:style-name="P32">d</text:p>
              </table:table-cell>
              <table:table-cell table:style-name="Presences.F1" office:value-type="string">
                <text:p text:style-name="P32"/>
              </table:table-cell>
            </table:table-row>
            <table:table-row>
              <table:table-cell table:style-name="Presences.A7" office:value-type="string">
                <text:p text:style-name="P32">d</text:p>
              </table:table-cell>
              <table:table-cell table:style-name="Presences.B7" office:value-type="string">
                <text:p text:style-name="P32">d</text:p>
              </table:table-cell>
              <table:table-cell table:style-name="Presences.C7" office:value-type="string">
                <text:p text:style-name="P32">d</text:p>
              </table:table-cell>
              <table:table-cell table:style-name="Presences.D7" office:value-type="string">
                <text:p text:style-name="P32">d</text:p>
              </table:table-cell>
              <table:table-cell table:style-name="Presences.E7" office:value-type="string">
                <text:p text:style-name="P32">d</text:p>
              </table:table-cell>
              <table:table-cell table:style-name="Presences.F1" office:value-type="string">
                <text:p text:style-name="P32"/>
              </table:table-cell>
            </table:table-row>
          </table:table>
          <text:p text:style-name="P28"/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header-rows>
              <table:table-row table:style-name="Table2.1">
                <table:table-cell table:style-name="Table2.A1" office:value-type="string">
                  <text:p text:style-name="P35">Présence selon contrat</text:p>
                </table:table-cell>
                <table:table-cell table:style-name="Table2.B1" office:value-type="string">
                  <text:p text:style-name="P35">Jour supplémentaire</text:p>
                </table:table-cell>
                <table:table-cell table:style-name="Table2.C1" office:value-type="string">
                  <text:p text:style-name="P35">Congé</text:p>
                </table:table-cell>
                <table:table-cell table:style-name="Table2.D1" office:value-type="string">
                  <text:p text:style-name="P35">Maladie</text:p>
                </table:table-cell>
              </table:table-row>
            </table:table-header-rows>
          </table:table>
          <text:p text:style-name="P28"/>
        </text:section>
        <text:p text:style-name="P8"/>
        <text:p text:style-name="P7"/>
        <table:table table:name="Montants" table:style-name="Montants">
          <table:table-column table:style-name="Montants.A"/>
          <table:table-column table:style-name="Montants.B"/>
          <table:table-row>
            <table:table-cell table:style-name="Montants.A1" office:value-type="string">
              <text:p text:style-name="P26">&lt;prenom&gt;</text:p>
            </table:table-cell>
            <table:table-cell table:style-name="Montants.A1" office:value-type="string">
              <text:p text:style-name="P20"/>
            </table:table-cell>
          </table:table-row>
          <table:table-row>
            <table:table-cell table:style-name="Montants.A1" office:value-type="string">
              <text:p text:style-name="P18">Montant de la cotisation mensuelle</text:p>
            </table:table-cell>
            <table:table-cell table:style-name="Montants.A1" office:value-type="string">
              <text:p text:style-name="P20">&lt;cotisation-mensuelle&gt; €</text:p>
            </table:table-cell>
          </table:table-row>
          <table:table-row table:style-name="Montants.3">
            <table:table-cell table:style-name="Montants.A3" office:value-type="string">
              <text:p text:style-name="P21">Montant dû au titre des jours supplémentaires</text:p>
            </table:table-cell>
            <table:table-cell table:style-name="Montants.A3" office:value-type="string">
              <text:p text:style-name="P20">&lt;supplement&gt; €</text:p>
            </table:table-cell>
          </table:table-row>
          <table:table-row table:style-name="Montants.3">
            <table:table-cell table:style-name="Montants.A3" office:value-type="string">
              <text:p text:style-name="P21">Frais d'inscription</text:p>
            </table:table-cell>
            <table:table-cell table:style-name="Montants.A3" office:value-type="string">
              <text:p text:style-name="P20">&lt;frais-inscription&gt; €</text:p>
            </table:table-cell>
          </table:table-row>
          <table:table-row table:style-name="Montants.3">
            <table:table-cell table:style-name="Montants.A3" office:value-type="string">
              <text:p text:style-name="P21">Supplément activités</text:p>
            </table:table-cell>
            <table:table-cell table:style-name="Montants.A3" office:value-type="string">
              <text:p text:style-name="P20">&lt;supplement-activites&gt; €</text:p>
            </table:table-cell>
          </table:table-row>
          <table:table-row table:style-name="Montants.6">
            <table:table-cell table:style-name="Montants.A6" office:value-type="string">
              <text:p text:style-name="P15">Déduction éventuelle &lt;raison-deduction&gt;</text:p>
            </table:table-cell>
            <table:table-cell table:style-name="Montants.A6" office:value-type="string">
              <text:p text:style-name="P39">&lt;deduction&gt; €</text:p>
            </table:table-cell>
          </table:table-row>
          <table:table-row table:style-name="Montants.6">
            <table:table-cell table:style-name="Montants.A6" office:value-type="string">
              <text:p text:style-name="P36">Correction</text:p>
            </table:table-cell>
            <table:table-cell table:style-name="Montants.A6" office:value-type="string">
              <text:p text:style-name="P37"><text:span text:style-name="T3">&lt;correction&gt;</text:span> €</text:p>
            </table:table-cell>
          </table:table-row>
        </table:table>
        <text:p text:style-name="P7"/>
        <text:p text:style-name="P29"/>
        <table:table table:name="Total" table:style-name="Total">
          <table:table-column table:style-name="Total.A"/>
          <table:table-column table:style-name="Total.B"/>
          <table:table-header-rows>
            <table:table-row table:style-name="Total.1">
              <table:table-cell table:style-name="Total.A1" office:value-type="string">
                <text:p text:style-name="P23">Total du mois</text:p>
              </table:table-cell>
              <table:table-cell table:style-name="Total.A1" office:value-type="string">
                <text:p text:style-name="P24">&lt;total&gt; €</text:p>
              </table:table-cell>
            </table:table-row>
          </table:table-header-rows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family="'Arial Narrow'" style:font-family-generic="swiss" style:font-pitch="variable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align="center" style:justify-single-word="false" fo:text-indent="0.4917in" style:auto-text-indent="false"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 fo:text-align="center" style:justify-single-word="false" fo:padding="0in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0835in" fo:margin-bottom="0.0835in" style:contextual-spacing="false" fo:text-align="center" style:justify-single-word="false" fo:padding="0in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0000ff" style:font-name="Arial Narrow" fo:font-family="'Arial Narrow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Times New Roman" fo:font-family="'Times New Roman'" style:font-family-generic="roman" style:font-pitch="variable"/>
    </style:style>
    <style:style style:name="WW8Num12z0" style:family="text">
      <style:text-properties style:font-name="Times New Roman" fo:font-family="'Times New Roman'" style:font-family-generic="roman" style:font-pitch="variable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Times New Roman" fo:font-family="'Times New Roman'" style:font-family-generic="roman" style:font-pitch="variable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7362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.2362in" text:min-label-width="0.25in"/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space-before="1.7362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.236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7362in" text:min-label-width="0.25in"/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space-before="3.2362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7362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.2362in" text:min-label-width="0.25in"/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space-before="4.736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4917in" text:min-label-width="0.5835in"/>
        <style:text-properties style:font-name="Arial Narrow"/>
      </text:list-level-style-bullet>
      <text:list-level-style-bullet text:level="2" text:style-name="WW8Num2z1" text:bullet-char="o">
        <style:list-level-properties text:space-before="0.9917in" text:min-label-width="0.25in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1.4917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9917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4917in" text:min-label-width="0.25in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2.9917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4917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9917in" text:min-label-width="0.25in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4.4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0.3937in" text:min-label-width="0.25in"/>
        <style:text-properties style:font-name="Arial Narrow"/>
      </text:list-level-style-bullet>
      <text:list-level-style-bullet text:level="2" text:style-name="WW8Num4z1" text:bullet-char="o">
        <style:list-level-properties text:space-before="0.8937in" text:min-label-width="0.25in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3937in" text:min-label-width="0.25in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8937in" text:min-label-width="0.25in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0.6437in" text:min-label-width="0.25in"/>
        <style:text-properties style:font-name="Wingdings"/>
      </text:list-level-style-bullet>
      <text:list-level-style-bullet text:level="2" text:style-name="WW8Num5z1" text:bullet-char="o">
        <style:list-level-properties text:space-before="1.1437in" text:min-label-width="0.25in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5z3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5z1" text:bullet-char="o">
        <style:list-level-properties text:space-before="2.6437in" text:min-label-width="0.25in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5z3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5z1" text:bullet-char="o">
        <style:list-level-properties text:space-before="4.1437in" text:min-label-width="0.25in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min-label-width="0.25in"/>
        <style:text-properties style:font-name="Times New Roman"/>
      </text:list-level-style-bullet>
      <text:list-level-style-bullet text:level="2" text:style-name="WW8Num7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8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9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min-label-width="0.25in"/>
        <style:text-properties style:font-name="Times New Roman"/>
      </text:list-level-style-bullet>
      <text:list-level-style-bullet text:level="2" text:style-name="WW8Num12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3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3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3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3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3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3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3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3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4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4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4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4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4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6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6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6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6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6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5909in" fo:margin-bottom="0.3in" fo:margin-left="0.7874in" fo:margin-right="0.7874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902in" fo:margin-left="0in" fo:margin-right="0in" fo:margin-top="0.05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>Facture mensuelle</dc:title>
    <meta:initial-creator>IFA</meta:initial-creator>
    <meta:creation-date>2005-06-23T12:44:00</meta:creation-date>
    <dc:date>2015-05-31T22:33:21.302953782</dc:date>
    <meta:print-date>2015-05-31T22:31:09.228788573</meta:print-date>
    <dc:language>fr-FR</dc:language>
    <meta:editing-cycles>75</meta:editing-cycles>
    <meta:editing-duration>PT8H8M4S</meta:editing-duration>
    <meta:document-statistic meta:table-count="4" meta:image-count="1" meta:object-count="0" meta:page-count="1" meta:paragraph-count="67" meta:word-count="110" meta:character-count="679" meta:non-whitespace-character-count="636"/>
    <meta:user-defined meta:name="Info 1">Gertrude</meta:user-defined>
    <meta:user-defined meta:name="Info 2"/>
    <meta:user-defined meta:name="Info 3"/>
    <meta:user-defined meta:name="Info 4"/>
  </office:meta>
</office:document-meta>
</file>